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09E00000077EF2D096C8D82C55E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ff6" officeooo:paragraph-rsid="00140ff6" fo:background-color="#ffff00"/>
    </style:style>
    <style:style style:name="fr1" style:family="graphic" style:parent-style-name="Graphics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paragraph" svg:x="-0.0272in" svg:y="0.0354in" svg:width="3.4055in" svg:height="4.8161in" draw:z-index="0"><draw:image xlink:href="Pictures/100000000000009E00000077EF2D096C8D82C55E.jpg" xlink:type="simple" xlink:show="embed" xlink:actuate="onLoad" draw:mime-type="image/jpeg"/><draw:contour-polygon svg:width="0.7189in" svg:height="0.5417in" svg:viewBox="0 0 1826 1376" draw:points="1826,0 0,1376 1826,1376 1826,556 1826,476" draw:recreate-on-edit="false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ff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0T21:24:57.743480947</meta:creation-date>
    <dc:date>2021-03-10T22:20:51.282767930</dc:date>
    <meta:editing-duration>PT12M29S</meta:editing-duration>
    <meta:editing-cycles>10</meta:editing-cycles>
    <meta:generator>LibreOfficeDev/7.2.0.0.alpha0$Linux_X86_64 LibreOffice_project/1238ca8d100c107656b707ed3a6b662f0a1867fb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